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960000697B00004F1DD433A774.wmf"/>
  <manifest:file-entry manifest:media-type="" manifest:full-path="Pictures/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254cm" svg:y1="2.234cm" svg:x2="8.625cm" svg:y2="2.234cm">
          <text:p/>
        </draw:line>
        <draw:frame draw:style-name="gr2" draw:layer="layout" svg:width="0.383cm" svg:height="0.388cm" svg:x="2.6cm" svg:y="2.33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4.825cm" svg:y1="2.235cm" svg:x2="4.826cm" svg:y2="2.347cm">
          <text:p/>
        </draw:line>
        <draw:line draw:style-name="gr1" draw:text-style-name="P1" draw:layer="layout" svg:x1="6.858cm" svg:y1="2.235cm" svg:x2="6.858cm" svg:y2="2.347cm">
          <text:p/>
        </draw:line>
        <draw:frame draw:style-name="gr2" draw:layer="layout" svg:width="0.602cm" svg:height="0.532cm" svg:x="8.013cm" svg:y="1.3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1" draw:layer="layout" svg:width="0.183cm" svg:height="0.183cm" svg:x="3.718cm" svg:y="2.86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3.775cm" svg:y="2.9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169cm" svg:height="0.264cm" svg:x="0.467cm" svg:y="3.281cm">
          <draw:glue-point draw:id="4" svg:x="2.343cm" svg:y="0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334cm" svg:y1="2.231cm" svg:x2="5.334cm" svg:y2="2.347cm">
          <text:p/>
        </draw:line>
        <draw:line draw:style-name="gr1" draw:text-style-name="P1" draw:layer="layout" svg:x1="6.35cm" svg:y1="2.235cm" svg:x2="6.35cm" svg:y2="2.347cm">
          <text:p/>
        </draw:line>
        <draw:line draw:style-name="gr1" draw:text-style-name="P1" draw:layer="layout" svg:x1="5.842cm" svg:y1="2.235cm" svg:x2="5.842cm" svg:y2="2.347cm">
          <text:p/>
        </draw:line>
        <draw:line draw:style-name="gr1" draw:text-style-name="P1" draw:layer="layout" svg:x1="4.318cm" svg:y1="2.231cm" svg:x2="4.318cm" svg:y2="2.347cm">
          <text:p/>
        </draw:line>
        <draw:line draw:style-name="gr1" draw:text-style-name="P1" draw:layer="layout" svg:x1="3.81cm" svg:y1="2.235cm" svg:x2="3.81cm" svg:y2="2.347cm">
          <text:p/>
        </draw:line>
        <draw:line draw:style-name="gr1" draw:text-style-name="P1" draw:layer="layout" svg:x1="3.302cm" svg:y1="2.235cm" svg:x2="3.302cm" svg:y2="2.347cm">
          <text:p/>
        </draw:line>
        <draw:frame draw:style-name="gr2" draw:layer="layout" svg:width="0.57cm" svg:height="0.388cm" svg:x="3.515cm" svg:y="2.3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747cm" svg:height="0.388cm" svg:x="5.466cm" svg:y="2.32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" draw:text-style-name="P1" draw:layer="layout" svg:x1="7.366cm" svg:y1="2.235cm" svg:x2="7.366cm" svg:y2="2.347cm">
          <text:p/>
        </draw:line>
        <draw:frame draw:style-name="gr2" draw:layer="layout" svg:width="0.738cm" svg:height="0.388cm" svg:x="6.516cm" svg:y="2.30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" draw:text-style-name="P1" draw:layer="layout" svg:x1="7.874cm" svg:y1="2.234cm" svg:x2="7.874cm" svg:y2="2.336cm">
          <text:p/>
        </draw:line>
        <draw:line draw:style-name="gr1" draw:text-style-name="P1" draw:layer="layout" svg:x1="2.286cm" svg:y1="2.235cm" svg:x2="2.286cm" svg:y2="2.347cm">
          <text:p/>
        </draw:line>
        <draw:line draw:style-name="gr1" draw:text-style-name="P1" draw:layer="layout" svg:x1="1.778cm" svg:y1="2.235cm" svg:x2="1.778cm" svg:y2="2.347cm">
          <text:p/>
        </draw:line>
        <draw:line draw:style-name="gr1" draw:text-style-name="P1" draw:layer="layout" svg:x1="1.27cm" svg:y1="2.235cm" svg:x2="1.27cm" svg:y2="2.347cm">
          <text:p/>
        </draw:line>
        <draw:line draw:style-name="gr1" draw:text-style-name="P1" draw:layer="layout" svg:x1="0.762cm" svg:y1="2.235cm" svg:x2="0.762cm" svg:y2="2.347cm">
          <text:p/>
        </draw:line>
        <draw:frame draw:style-name="gr2" draw:layer="layout" svg:width="0.747cm" svg:height="0.388cm" svg:x="4.444cm" svg:y="2.31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3" draw:text-style-name="P1" draw:layer="layout" svg:width="0.183cm" svg:height="0.183cm" svg:x="1.706cm" svg:y="2.848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1.737cm" svg:y1="2.895cm" svg:x2="1.867cm" svg:y2="3.025cm">
          <text:p/>
        </draw:line>
        <draw:line draw:style-name="gr1" draw:text-style-name="P1" draw:layer="layout" svg:x1="1.728cm" svg:y1="3.028cm" svg:x2="1.858cm" svg:y2="2.898cm">
          <text:p/>
        </draw:line>
        <draw:frame draw:style-name="gr2" draw:layer="layout" svg:width="0.851cm" svg:height="0.388cm" svg:x="1.252cm" svg:y="2.31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path draw:style-name="gr5" draw:text-style-name="P1" draw:layer="layout" svg:width="8.198cm" svg:height="0.365cm" svg:x="0.456cm" svg:y="2.722cm" svg:viewBox="0 0 8199 366" svg:d="m3255 112c-23 0-45 22-45 45v184c0 9 3 17 9 25h-1753c5-8 9-16 9-25v-184c0-23-23-45-46-45h-14c-3-1-5-1-8-1h-143c-3 0-5 0-8 1h-12c-23 0-45 22-45 45v184c0 9 3 17 9 25h-1147c-31 0-61-31-61-61v-244c0-31 30-61 61-61h8077c30 0 61 30 61 61v244c0 30-31 61-61 61h-4661c5-8 9-16 9-25v-184c0-23-23-45-46-45h-13c-3-1-5-1-8-1h-143c-3 0-5 0-8 1z">
          <text:p/>
        </draw:path>
        <draw:frame draw:style-name="gr2" draw:layer="layout" svg:width="0.754cm" svg:height="0.466cm" svg:x="0.883cm" svg:y="2.64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24cm" svg:height="0.467cm" svg:x="3.302cm" svg:y="2.66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" draw:text-style-name="P1" draw:layer="layout" svg:x1="2.794cm" svg:y1="2.357cm" svg:x2="2.794cm" svg:y2="0.254cm">
          <text:p/>
        </draw:line>
        <draw:frame draw:style-name="gr2" draw:layer="layout" svg:width="0.432cm" svg:height="0.467cm" svg:x="8.026cm" svg:y="2.19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0.243cm" svg:y1="1.341cm" svg:x2="8.625cm" svg:y2="1.341cm">
          <text:p/>
        </draw:line>
        <draw:frame draw:style-name="gr2" draw:layer="layout" svg:width="0.383cm" svg:height="0.388cm" svg:x="3.27cm" svg:y="1.44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" draw:text-style-name="P1" draw:layer="layout" svg:x1="5.495cm" svg:y1="1.341cm" svg:x2="5.496cm" svg:y2="1.453cm">
          <text:p/>
        </draw:line>
        <draw:line draw:style-name="gr1" draw:text-style-name="P1" draw:layer="layout" svg:x1="6.004cm" svg:y1="1.337cm" svg:x2="6.004cm" svg:y2="1.453cm">
          <text:p/>
        </draw:line>
        <draw:line draw:style-name="gr1" draw:text-style-name="P1" draw:layer="layout" svg:x1="7.02cm" svg:y1="1.341cm" svg:x2="7.02cm" svg:y2="1.453cm">
          <text:p/>
        </draw:line>
        <draw:line draw:style-name="gr1" draw:text-style-name="P1" draw:layer="layout" svg:x1="6.512cm" svg:y1="1.341cm" svg:x2="6.512cm" svg:y2="1.453cm">
          <text:p/>
        </draw:line>
        <draw:line draw:style-name="gr1" draw:text-style-name="P1" draw:layer="layout" svg:x1="4.988cm" svg:y1="1.337cm" svg:x2="4.988cm" svg:y2="1.453cm">
          <text:p/>
        </draw:line>
        <draw:line draw:style-name="gr1" draw:text-style-name="P1" draw:layer="layout" svg:x1="4.48cm" svg:y1="1.341cm" svg:x2="4.48cm" svg:y2="1.453cm">
          <text:p/>
        </draw:line>
        <draw:line draw:style-name="gr1" draw:text-style-name="P1" draw:layer="layout" svg:x1="3.972cm" svg:y1="1.341cm" svg:x2="3.972cm" svg:y2="1.453cm">
          <text:p/>
        </draw:line>
        <draw:frame draw:style-name="gr2" draw:layer="layout" svg:width="0.57cm" svg:height="0.388cm" svg:x="4.185cm" svg:y="1.4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747cm" svg:height="0.388cm" svg:x="6.136cm" svg:y="1.4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" draw:text-style-name="P1" draw:layer="layout" svg:x1="2.956cm" svg:y1="1.341cm" svg:x2="2.956cm" svg:y2="1.453cm">
          <text:p/>
        </draw:line>
        <draw:line draw:style-name="gr1" draw:text-style-name="P1" draw:layer="layout" svg:x1="2.448cm" svg:y1="1.341cm" svg:x2="2.448cm" svg:y2="1.453cm">
          <text:p/>
        </draw:line>
        <draw:line draw:style-name="gr1" draw:text-style-name="P1" draw:layer="layout" svg:x1="1.94cm" svg:y1="1.341cm" svg:x2="1.94cm" svg:y2="1.453cm">
          <text:p/>
        </draw:line>
        <draw:line draw:style-name="gr1" draw:text-style-name="P1" draw:layer="layout" svg:x1="1.432cm" svg:y1="1.341cm" svg:x2="1.432cm" svg:y2="1.453cm">
          <text:p/>
        </draw:line>
        <draw:frame draw:style-name="gr2" draw:layer="layout" svg:width="0.747cm" svg:height="0.388cm" svg:x="5.114cm" svg:y="1.4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851cm" svg:height="0.388cm" svg:x="1.922cm" svg:y="1.4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" draw:text-style-name="P1" draw:layer="layout" svg:x1="3.454cm" svg:y1="1.219cm" svg:x2="3.454cm" svg:y2="1.452cm">
          <text:p/>
        </draw:line>
        <draw:frame draw:style-name="gr2" draw:layer="layout" svg:width="0.459cm" svg:height="0.466cm" svg:x="2.915cm" svg:y="0.79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6" draw:text-style-name="P1" draw:layer="layout" svg:x1="2.794cm" svg:y1="1.27cm" svg:x2="3.454cm" svg:y2="1.27cm">
          <text:p/>
        </draw:line>
        <draw:frame draw:style-name="gr2" draw:layer="layout" svg:width="1.568cm" svg:height="0.808cm" svg:x="0.145cm" svg:y="0.12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49cm" svg:height="0.466cm" svg:x="2.052cm" svg:y="0.18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id="id1" draw:layer="layout" svg:width="2.559cm" svg:height="0.812cm" svg:x="5.13cm" svg:y="0.18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6" draw:text-style-name="P1" draw:layer="layout" draw:type="curve" draw:line-skew="3.307cm 0.629cm" svg:x1="5.13cm" svg:y1="0.588cm" svg:x2="3.526cm" svg:y2="0.509cm" draw:start-shape="id1" draw:start-glue-point="3" draw:end-shape="id2" draw:end-glue-point="4" svg:d="m5130 588c-942 0-785-139-950-234s-654-143-654 155">
          <text:p/>
        </draw:connector>
        <draw:frame draw:style-name="gr7" draw:text-style-name="P1" draw:id="id2" draw:layer="layout" svg:width="4.675cm" svg:height="1.879cm" svg:x="1.696cm" svg:y="0.386cm">
          <draw:image xlink:href="Pictures/200001960000697B00004F1DD433A774.wmf" xlink:type="simple" xlink:show="embed" xlink:actuate="onLoad">
            <text:p/>
          </draw:image>
          <draw:glue-point draw:id="4" svg:x="-1.086cm" svg:y="-4.348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9-03T13:17:21</dc:date>
    <dc:creator>khalid khan</dc:creator>
    <meta:editing-duration>PT00H14M38S</meta:editing-duration>
    <meta:editing-cycles>1</meta:editing-cycles>
    <meta:document-statistic meta:object-count="58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n>270</math:mn>
    <math:annotation math:encoding="StarMath 5.0">27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n>270</math:mn>
    <math:annotation math:encoding="StarMath 5.0">27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n>360</math:mn>
    <math:annotation math:encoding="StarMath 5.0">36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 math:stretchy="false">ϑ</math:mo>
    <math:annotation math:encoding="StarMath 5.0">%vartheta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n>180</math:mn>
    <math:annotation math:encoding="StarMath 5.0">18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n>90</math:mn>
    </math:mrow>
    <math:annotation math:encoding="StarMath 5.0">-90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n>180</math:mn>
    <math:annotation math:encoding="StarMath 5.0">18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n>90</math:mn>
    </math:mrow>
    <math:annotation math:encoding="StarMath 5.0">-90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table>
          <math:mtr>
            <math:mrow>
              <math:mrow>
                <math:msub>
                  <math:mo math:stretchy="false">θ</math:mo>
                  <math:mi>p</math:mi>
                </math:msub>
                <math:mo math:stretchy="false">=</math:mo>
                <math:mrow>
                  <math:mo math:stretchy="false">θ</math:mo>
                  <math:mo math:stretchy="false">−</math:mo>
                  <math:mo math:stretchy="false">ϑ</math:mo>
                </math:mrow>
              </math:mrow>
            </math:mrow>
          </math:mtr>
          <math:mtr>
            <math:mrow>
              <math:mrow>
                <math:mrow>
                  <math:msub>
                    <math:mo math:stretchy="false">θ</math:mo>
                    <math:mi>p</math:mi>
                  </math:msub>
                  <math:mo math:stretchy="false">=</math:mo>
                  <math:mrow>
                    <math:mo math:stretchy="false">θ</math:mo>
                    <math:mo math:stretchy="false">−</math:mo>
                    <math:mo math:stretchy="false">ω</math:mo>
                  </math:mrow>
                </math:mrow>
                <math:mi>t</math:mi>
              </math:mrow>
            </math:mrow>
          </math:mtr>
        </math:mtable>
      </math:mrow>
    </math:mstyle>
    <math:annotation math:encoding="StarMath 5.0">size *0.75 {stack {alignl %theta_p=%theta-%vartheta #alignl %theta_p=%theta -%omega t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n>90</math:mn>
    <math:annotation math:encoding="StarMath 5.0">9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table>
          <math:mtr>
            <math:mrow>
              <math:mrow>
                <math:mrow>
                  <math:mi>B</math:mi>
                  <math:mo math:stretchy="false">=</math:mo>
                  <math:msub>
                    <math:mi>B</math:mi>
                    <math:mn>0</math:mn>
                  </math:msub>
                </math:mrow>
                <math:mo math:stretchy="false">c</math:mo>
                <math:mrow>
                  <math:mo math:stretchy="false">(</math:mo>
                  <math:msub>
                    <math:mo math:stretchy="false">θ</math:mo>
                    <math:mi>p</math:mi>
                  </math:msub>
                  <math:mo math:stretchy="false">)</math:mo>
                </math:mrow>
              </math:mrow>
            </math:mrow>
          </math:mtr>
          <math:mtr>
            <math:mrow>
              <math:mrow>
                <math:mrow>
                  <math:mi>B</math:mi>
                  <math:mo math:stretchy="false">=</math:mo>
                  <math:msub>
                    <math:mi>B</math:mi>
                    <math:mn>0</math:mn>
                  </math:msub>
                </math:mrow>
                <math:mo math:stretchy="false">c</math:mo>
                <math:mrow>
                  <math:mo math:stretchy="false">(</math:mo>
                  <math:mrow>
                    <math:mrow>
                      <math:mo math:stretchy="false">θ</math:mo>
                      <math:mo math:stretchy="false">−</math:mo>
                      <math:mo math:stretchy="false">ω</math:mo>
                    </math:mrow>
                    <math:mi>t</math:mi>
                  </math:mrow>
                  <math:mo math:stretchy="false">)</math:mo>
                </math:mrow>
              </math:mrow>
            </math:mrow>
          </math:mtr>
        </math:mtable>
      </math:mrow>
    </math:mstyle>
    <math:annotation math:encoding="StarMath 5.0">size *0.75 {stack {alignl B=B_0 %cos(%theta_p) # alignl B=B_0 %cos(%theta-%omega t)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a</math:mi>
    </math:mrow>
    <math:annotation math:encoding="StarMath 5.0">-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>p</math:mi>
    </math:msub>
    <math:annotation math:encoding="StarMath 5.0">%theta_p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n>90</math:mn>
    <math:annotation math:encoding="StarMath 5.0">90</math:annotation>
  </math:semantics>
</math:math>
</file>